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[INFO ] @@0.000000, Host(A) sends Packet(PacketType.DATA SN=1, 10 bytes)</text:p>
      <text:p text:style-name="Standard">[INFO ] @@0.000000, Host(A) sends Packet(PacketType.DATA SN=2, 10 bytes)</text:p>
      <text:p text:style-name="Standard">[INFO ] @@0.000000, Host(A) sends Packet(PacketType.DATA SN=3, 10 bytes)</text:p>
      <text:p text:style-name="Standard">[INFO ] @@0.000000, Host(A) sends Packet(PacketType.DATA SN=4, 10 bytes)</text:p>
      <text:p text:style-name="Standard">[INFO ] @@0.000085, Router(R) received Packet(PacketType.DATA SN=1, 10 bytes) on NIC(R:eth0), forwarded on NIC(R:eth1)</text:p>
      <text:p text:style-name="Standard">[INFO ] @@0.000165, Router(R) received Packet(PacketType.DATA SN=2, 10 bytes) on NIC(R:eth0), forwarded on NIC(R:eth1)</text:p>
      <text:p text:style-name="Standard">[INFO ] @@0.000245, Router(R) received Packet(PacketType.DATA SN=3, 10 bytes) on NIC(R:eth0), forwarded on NIC(R:eth1)</text:p>
      <text:p text:style-name="Standard">[INFO ] @@0.000250, Host(B) received Packet(PacketType.DATA SN=1, 10 bytes), sending ACK</text:p>
      <text:p text:style-name="Standard">[INFO ] @@0.000271, Router(R) received Packet(PacketType.ACK SN=1, 1 bytes) on NIC(R:eth1), forwarded on NIC(R:eth0)</text:p>
      <text:p text:style-name="Standard">[INFO ] @@0.000284, Host(A) received ACK for SN=1</text:p>
      <text:p text:style-name="Standard">[INFO ] @@0.000284, Host(A) Frigo status: 3 packets pending [2, 3, 4]</text:p>
      <text:p text:style-name="Standard">[INFO ] @@0.000284, Host(A) Window space available, taking SN=5 from buffer</text:p>
      <text:p text:style-name="Standard">[INFO ] @@0.000284, Host(A) sends Packet(PacketType.DATA SN=5, 10 bytes)</text:p>
      <text:p text:style-name="Standard">[INFO ] @@0.000325, Router(R) received Packet(PacketType.DATA SN=4, 10 bytes) on NIC(R:eth0), forwarded on NIC(R:eth1)</text:p>
      <text:p text:style-name="Standard">[INFO ] @@0.000405, Router(R) received Packet(PacketType.DATA SN=5, 10 bytes) on NIC(R:eth0), forwarded on NIC(R:eth1)</text:p>
      <text:p text:style-name="Standard">[INFO ] @@0.000410, Host(B) received Packet(PacketType.DATA SN=2, 10 bytes), sending ACK</text:p>
      <text:p text:style-name="Standard">[INFO ] @@0.000431, Router(R) received Packet(PacketType.ACK SN=2, 1 bytes) on NIC(R:eth1), forwarded on NIC(R:eth0)</text:p>
      <text:p text:style-name="Standard">[INFO ] @@0.000444, Host(A) received ACK for SN=2</text:p>
      <text:p text:style-name="Standard">[INFO ] @@0.000444, Host(A) Frigo status: 3 packets pending [3, 4, 5]</text:p>
      <text:p text:style-name="Standard">[INFO ] @@0.000444, Host(A) Window space available, taking SN=6 from buffer</text:p>
      <text:p text:style-name="Standard">[INFO ] @@0.000444, Host(A) sends Packet(PacketType.DATA SN=6, 10 bytes)</text:p>
      <text:p text:style-name="Standard">[INFO ] @@0.000529, Router(R) received Packet(PacketType.DATA SN=6, 10 bytes) on NIC(R:eth0), forwarded on NIC(R:eth1)</text:p>
      <text:p text:style-name="Standard">[INFO ] @@0.000570, Host(B) received Packet(PacketType.DATA SN=3, 10 bytes), sending ACK</text:p>
      <text:p text:style-name="Standard">[INFO ] @@0.000591, Router(R) received Packet(PacketType.ACK SN=3, 1 bytes) on NIC(R:eth1), forwarded on NIC(R:eth0)</text:p>
      <text:p text:style-name="Standard">[INFO ] @@0.000604, Host(A) received ACK for SN=3</text:p>
      <text:p text:style-name="Standard">[INFO ] @@0.000604, Host(A) Frigo status: 3 packets pending [4, 5, 6]</text:p>
      <text:p text:style-name="Standard">[INFO ] @@0.000604, Host(A) Window space available, taking SN=7 from buffer</text:p>
      <text:p text:style-name="Standard">[INFO ] @@0.000604, Host(A) sends Packet(PacketType.DATA SN=7, 10 bytes)</text:p>
      <text:p text:style-name="Standard">[INFO ] @@0.000689, Router(R) received Packet(PacketType.DATA SN=7, 10 bytes) on NIC(R:eth0), forwarded on NIC(R:eth1)</text:p>
      <text:p text:style-name="Standard">[INFO ] @@0.000730, Host(B) received Packet(PacketType.DATA SN=4, 10 bytes), sending ACK</text:p>
      <text:p text:style-name="Standard">[INFO ] @@0.000751, Router(R) received Packet(PacketType.ACK SN=4, 1 bytes) on NIC(R:eth1), forwarded on NIC(R:eth0)</text:p>
      <text:p text:style-name="Standard">[INFO ] @@0.000764, Host(A) received ACK for SN=4</text:p>
      <text:p text:style-name="Standard">[INFO ] @@0.000764, Host(A) Frigo status: 3 packets pending [5, 6, 7]</text:p>
      <text:p text:style-name="Standard">[INFO ] @@0.000764, Host(A) Window space available, taking SN=8 from buffer</text:p>
      <text:p text:style-name="Standard">[INFO ] @@0.000764, Host(A) sends Packet(PacketType.DATA SN=8, 10 bytes)</text:p>
      <text:p text:style-name="Standard">[INFO ] @@0.000849, Router(R) received Packet(PacketType.DATA SN=8, 10 bytes) on NIC(R:eth0), forwarded on NIC(R:eth1)</text:p>
      <text:p text:style-name="Standard">[INFO ] @@0.000890, Host(B) received Packet(PacketType.DATA SN=5, 10 bytes), sending ACK</text:p>
      <text:p text:style-name="Standard">[INFO ] @@0.000911, Router(R) received Packet(PacketType.ACK SN=5, 1 bytes) on NIC(R:eth1), forwarded on NIC(R:eth0)</text:p>
      <text:p text:style-name="Standard"><text:soft-page-break/>[INFO ] @@0.000924, Host(A) received ACK for SN=5</text:p>
      <text:p text:style-name="Standard">[INFO ] @@0.000924, Host(A) Frigo status: 3 packets pending [6, 7, 8]</text:p>
      <text:p text:style-name="Standard">[INFO ] @@0.000924, Host(A) Window space available, taking SN=9 from buffer</text:p>
      <text:p text:style-name="Standard">[INFO ] @@0.000924, Host(A) sends Packet(PacketType.DATA SN=9, 10 bytes)</text:p>
      <text:p text:style-name="Standard">[INFO ] @@0.001009, Router(R) received Packet(PacketType.DATA SN=9, 10 bytes) on NIC(R:eth0), forwarded on NIC(R:eth1)</text:p>
      <text:p text:style-name="Standard">[INFO ] @@0.001050, Host(B) received Packet(PacketType.DATA SN=6, 10 bytes), sending ACK</text:p>
      <text:p text:style-name="Standard">[INFO ] @@0.001071, Router(R) received Packet(PacketType.ACK SN=6, 1 bytes) on NIC(R:eth1), forwarded on NIC(R:eth0)</text:p>
      <text:p text:style-name="Standard">[INFO ] @@0.001071, NIC(R:eth0) packet Packet(PacketType.ACK SN=6, 1 bytes) lost on link Link(L1)</text:p>
      <text:p text:style-name="Standard">[INFO ] @@0.001210, Host(B) received Packet(PacketType.DATA SN=7, 10 bytes), sending ACK</text:p>
      <text:p text:style-name="Standard">[INFO ] @@0.001231, Router(R) received Packet(PacketType.ACK SN=7, 1 bytes) on NIC(R:eth1), forwarded on NIC(R:eth0)</text:p>
      <text:p text:style-name="Standard">[INFO ] @@0.001244, Host(A) received ACK for SN=7</text:p>
      <text:p text:style-name="Standard">[INFO ] @@0.001244, Host(A) Frigo status: 2 packets pending [8, 9]</text:p>
      <text:p text:style-name="Standard">[INFO ] @@0.001244, Host(A) Window space available, taking SN=10 from buffer</text:p>
      <text:p text:style-name="Standard">[INFO ] @@0.001244, Host(A) sends Packet(PacketType.DATA SN=10, 10 bytes)</text:p>
      <text:p text:style-name="Standard">[INFO ] @@0.001329, Router(R) received Packet(PacketType.DATA SN=10, 10 bytes) on NIC(R:eth0), forwarded on NIC(R:eth1)</text:p>
      <text:p text:style-name="Standard">[INFO ] @@0.001370, Host(B) received Packet(PacketType.DATA SN=8, 10 bytes), sending ACK</text:p>
      <text:p text:style-name="Standard">[INFO ] @@0.001391, Router(R) received Packet(PacketType.ACK SN=8, 1 bytes) on NIC(R:eth1), forwarded on NIC(R:eth0)</text:p>
      <text:p text:style-name="Standard">[INFO ] @@0.001404, Host(A) received ACK for SN=8</text:p>
      <text:p text:style-name="Standard">[INFO ] @@0.001404, Host(A) Frigo status: 2 packets pending [9, 10]</text:p>
      <text:p text:style-name="Standard">[INFO ] @@0.001530, Host(B) received Packet(PacketType.DATA SN=9, 10 bytes), sending ACK</text:p>
      <text:p text:style-name="Standard">[INFO ] @@0.001551, Router(R) received Packet(PacketType.ACK SN=9, 1 bytes) on NIC(R:eth1), forwarded on NIC(R:eth0)</text:p>
      <text:p text:style-name="Standard">[INFO ] @@0.001564, Host(A) received ACK for SN=9</text:p>
      <text:p text:style-name="Standard">[INFO ] @@0.001564, Host(A) Frigo status: 1 packets pending [10]</text:p>
      <text:p text:style-name="Standard">[INFO ] @@0.001690, Host(B) received Packet(PacketType.DATA SN=10, 10 bytes), sending ACK</text:p>
      <text:p text:style-name="Standard">[INFO ] @@0.001711, Router(R) received Packet(PacketType.ACK SN=10, 1 bytes) on NIC(R:eth1), forwarded on NIC(R:eth0)</text:p>
      <text:p text:style-name="Standard">[INFO ] @@0.001724, Host(A) received ACK for SN=10</text:p>
      <text:p text:style-name="Standard">[INFO ] @@0.001724, Host(A) Frigo status: 0 packets pending [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1T15:59:58.176000000</meta:creation-date>
    <dc:date>2026-01-11T16:25:14.227000000</dc:date>
    <meta:editing-duration>PT25M14S</meta:editing-duration>
    <meta:editing-cycles>4</meta:editing-cycles>
    <meta:generator>LibreOffice/24.2.7.2$Windows_X86_64 LibreOffice_project/ee3885777aa7032db5a9b65deec9457448a91162</meta:generator>
    <meta:document-statistic meta:table-count="0" meta:image-count="0" meta:object-count="0" meta:page-count="2" meta:paragraph-count="65" meta:word-count="733" meta:character-count="5538" meta:non-whitespace-character-count="4870"/>
  </office:meta>
</office:document-meta>
</file>